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erriweather" svg:font-family="Merriweather" style:font-family-generic="system"/>
    <style:font-face style:name="Open Sans" svg:font-family="Open Sans" style:font-family-generic="system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Raleway" svg:font-family="Raleway" style:font-family-generic="swiss" style:font-pitch="variable" svg:panose-1="2 11 5 3 3 1 1 6 0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border="0in solid #FFFFFF" fo:padding="0.4305in" style:shadow="#000000 0in 0in" fo:line-height="100%" style:page-number="1"/>
      <style:text-properties fo:font-size="6pt" style:font-size-asian="6pt" style:font-size-complex="6pt"/>
    </style:style>
    <style:style style:name="TableColumn3" style:family="table-column">
      <style:table-column-properties style:column-width="4.9791in" style:use-optimal-column-width="false"/>
    </style:style>
    <style:style style:name="TableColumn4" style:family="table-column">
      <style:table-column-properties style:column-width="2.2916in" style:use-optimal-column-width="false"/>
    </style:style>
    <style:style style:name="Table2" style:family="table">
      <style:table-properties style:width="7.2708in" fo:margin-left="0in" table:align="left"/>
    </style:style>
    <style:style style:name="TableRow5" style:family="table-row">
      <style:table-row-properties style:min-row-height="0.9861in" style:use-optimal-row-height="false"/>
    </style:style>
    <style:style style:name="TableCell6" style:family="table-cell">
      <style:table-cell-properties fo:border="none" style:writing-mode="lr-tb" fo:padding-top="0.1in" fo:padding-left="0.1in" fo:padding-bottom="0.1in" fo:padding-right="0.1in"/>
    </style:style>
    <style:style style:name="P7" style:parent-style-name="Title" style:family="paragraph">
      <style:paragraph-properties fo:border="0in solid #FFFFFF" fo:padding="0.4305in" style:shadow="#000000 0in 0in"/>
    </style:style>
    <style:style style:name="P8" style:parent-style-name="Subtitle" style:family="paragraph">
      <style:paragraph-properties fo:border="0in solid #FFFFFF" fo:padding="0.4305in" style:shadow="#000000 0in 0in"/>
    </style:style>
    <style:style style:name="TableCell9" style:family="table-cell">
      <style:table-cell-properties fo:border="none" style:writing-mode="lr-tb" fo:padding-top="0.1in" fo:padding-left="0.1in" fo:padding-bottom="0.1in" fo:padding-right="0.1in"/>
    </style:style>
    <style:style style:name="P10" style:parent-style-name="Normal" style:family="paragraph">
      <style:paragraph-properties fo:border="0in solid #FFFFFF" fo:padding="0.4305in" style:shadow="#000000 0in 0in" fo:margin-top="0in" fo:line-height="115%"/>
      <style:text-properties style:font-name="Open Sans" style:font-name-asian="Open Sans" style:font-name-complex="Open Sans" fo:color="#000000"/>
    </style:style>
    <style:style style:name="P11" style:parent-style-name="Normal" style:family="paragraph">
      <style:paragraph-properties fo:border="0in solid #FFFFFF" fo:padding="0.4305in" style:shadow="#000000 0in 0in" fo:margin-top="0in" fo:line-height="115%"/>
      <style:text-properties style:font-name="Open Sans" style:font-name-asian="Open Sans" style:font-name-complex="Open Sans" fo:color="#000000"/>
    </style:style>
    <style:style style:name="P12" style:parent-style-name="Normal" style:family="paragraph">
      <style:paragraph-properties fo:border="0in solid #FFFFFF" fo:padding="0.4305in" style:shadow="#000000 0in 0in" fo:margin-top="0in" fo:line-height="115%"/>
      <style:text-properties style:font-name="Open Sans" style:font-name-asian="Open Sans" style:font-name-complex="Open Sans" fo:font-weight="bold" style:font-weight-asian="bold" fo:color="#000000"/>
    </style:style>
    <style:style style:name="P13" style:parent-style-name="Normal" style:family="paragraph">
      <style:paragraph-properties fo:border="0in solid #FFFFFF" fo:padding="0.4305in" style:shadow="#000000 0in 0in" fo:margin-top="0in" fo:line-height="115%"/>
      <style:text-properties style:font-name="Open Sans" style:font-name-asian="Open Sans" style:font-name-complex="Open Sans" fo:font-weight="bold" style:font-weight-asian="bold" fo:color="#000000"/>
    </style:style>
    <style:style style:name="TableRow14" style:family="table-row">
      <style:table-row-properties style:min-row-height="8.1666in" style:use-optimal-row-height="false"/>
    </style:style>
    <style:style style:name="TableCell15" style:family="table-cell">
      <style:table-cell-properties fo:border="none" style:writing-mode="lr-tb" fo:padding-top="0.1in" fo:padding-left="0.1in" fo:padding-bottom="0.1in" fo:padding-right="0.1in"/>
    </style:style>
    <style:style style:name="P16" style:parent-style-name="Normal" style:family="paragraph">
      <style:paragraph-properties fo:margin-top="0in" fo:line-height="100%"/>
    </style:style>
    <style:style style:name="P17" style:parent-style-name="Heading1" style:family="paragraph">
      <style:paragraph-properties fo:border="0in solid #FFFFFF" fo:padding="0.4305in" style:shadow="#000000 0in 0in"/>
    </style:style>
    <style:style style:name="P18" style:parent-style-name="Heading2" style:family="paragraph">
      <style:paragraph-properties fo:border="0in solid #FFFFFF" fo:padding="0.4305in" style:shadow="#000000 0in 0in"/>
    </style:style>
    <style:style style:name="T19" style:parent-style-name="DefaultParagraphFont" style:family="text">
      <style:text-properties fo:font-weight="normal" style:font-weight-asian="normal"/>
    </style:style>
    <style:style style:name="T20" style:parent-style-name="DefaultParagraphFont" style:family="text">
      <style:text-properties fo:font-weight="normal" style:font-weight-asian="normal" fo:font-style="italic" style:font-style-asian="italic"/>
    </style:style>
    <style:style style:name="P21" style:parent-style-name="Heading3" style:family="paragraph">
      <style:paragraph-properties fo:border="0in solid #FFFFFF" fo:padding="0.4305in" style:shadow="#000000 0in 0in"/>
    </style:style>
    <style:style style:name="P22" style:parent-style-name="Normal" style:family="paragraph">
      <style:paragraph-properties fo:border="0in solid #FFFFFF" fo:padding="0.4305in" style:shadow="#000000 0in 0in"/>
    </style:style>
    <style:style style:name="P23" style:parent-style-name="Heading2" style:family="paragraph">
      <style:paragraph-properties fo:border="0in solid #FFFFFF" fo:padding="0.4305in" style:shadow="#000000 0in 0in"/>
    </style:style>
    <style:style style:name="T24" style:parent-style-name="DefaultParagraphFont" style:family="text">
      <style:text-properties fo:font-weight="normal" style:font-weight-asian="normal"/>
    </style:style>
    <style:style style:name="T25" style:parent-style-name="DefaultParagraphFont" style:family="text">
      <style:text-properties fo:font-weight="normal" style:font-weight-asian="normal" fo:font-style="italic" style:font-style-asian="italic"/>
    </style:style>
    <style:style style:name="P26" style:parent-style-name="Heading3" style:family="paragraph">
      <style:paragraph-properties fo:border="0in solid #FFFFFF" fo:padding="0.4305in" style:shadow="#000000 0in 0in"/>
    </style:style>
    <style:style style:name="P27" style:parent-style-name="Normal" style:family="paragraph">
      <style:paragraph-properties fo:border="0in solid #FFFFFF" fo:padding="0.4305in" style:shadow="#000000 0in 0in"/>
    </style:style>
    <style:style style:name="P28" style:parent-style-name="Heading2" style:family="paragraph">
      <style:paragraph-properties fo:border="0in solid #FFFFFF" fo:padding="0.4305in" style:shadow="#000000 0in 0in"/>
    </style:style>
    <style:style style:name="T29" style:parent-style-name="DefaultParagraphFont" style:family="text">
      <style:text-properties fo:font-weight="normal" style:font-weight-asian="normal"/>
    </style:style>
    <style:style style:name="T30" style:parent-style-name="DefaultParagraphFont" style:family="text">
      <style:text-properties fo:font-weight="normal" style:font-weight-asian="normal" fo:font-style="italic" style:font-style-asian="italic"/>
    </style:style>
    <style:style style:name="T31" style:parent-style-name="DefaultParagraphFont" style:family="text">
      <style:text-properties fo:font-weight="normal" style:font-weight-asian="normal"/>
    </style:style>
    <style:style style:name="T32" style:parent-style-name="DefaultParagraphFont" style:family="text">
      <style:text-properties fo:font-weight="normal" style:font-weight-asian="normal" fo:font-style="italic" style:font-style-asian="italic"/>
    </style:style>
    <style:style style:name="P33" style:parent-style-name="Heading3" style:family="paragraph">
      <style:paragraph-properties fo:border="0in solid #FFFFFF" fo:padding="0.4305in" style:shadow="#000000 0in 0in"/>
    </style:style>
    <style:style style:name="P34" style:parent-style-name="Normal" style:family="paragraph">
      <style:paragraph-properties fo:border="0in solid #FFFFFF" fo:padding="0.4305in" style:shadow="#000000 0in 0in"/>
    </style:style>
    <style:style style:name="P35" style:parent-style-name="Heading1" style:family="paragraph">
      <style:paragraph-properties fo:border="0in solid #FFFFFF" fo:padding="0.4305in" style:shadow="#000000 0in 0in"/>
    </style:style>
    <style:style style:name="P36" style:parent-style-name="Heading1" style:family="paragraph">
      <style:paragraph-properties fo:border="0in solid #FFFFFF" fo:padding="0.4305in" style:shadow="#000000 0in 0in"/>
    </style:style>
    <style:style style:name="P37" style:parent-style-name="Normal" style:family="paragraph">
      <style:paragraph-properties fo:margin-top="0in" fo:line-height="100%"/>
    </style:style>
    <style:style style:name="P38" style:parent-style-name="Normal" style:family="paragraph">
      <style:paragraph-properties fo:margin-top="0in" fo:line-height="100%"/>
    </style:style>
    <style:style style:name="P39" style:parent-style-name="Normal" style:family="paragraph">
      <style:paragraph-properties fo:margin-top="0in" fo:line-height="100%"/>
    </style:style>
    <style:style style:name="P40" style:parent-style-name="Normal" style:family="paragraph">
      <style:paragraph-properties fo:margin-top="0in" fo:line-height="100%"/>
    </style:style>
    <style:style style:name="P41" style:parent-style-name="Heading1" style:family="paragraph">
      <style:paragraph-properties fo:border="0in solid #FFFFFF" fo:padding="0.4305in" style:shadow="#000000 0in 0in"/>
    </style:style>
    <style:style style:name="P42" style:parent-style-name="Heading1" style:family="paragraph">
      <style:paragraph-properties fo:border="0in solid #FFFFFF" fo:padding="0.4305in" style:shadow="#000000 0in 0in"/>
    </style:style>
    <style:style style:name="P43" style:parent-style-name="Heading2" style:family="paragraph">
      <style:paragraph-properties fo:border="0in solid #FFFFFF" fo:padding="0.4305in" style:shadow="#000000 0in 0in"/>
    </style:style>
    <style:style style:name="T44" style:parent-style-name="DefaultParagraphFont" style:family="text">
      <style:text-properties fo:font-weight="normal" style:font-weight-asian="normal"/>
    </style:style>
    <style:style style:name="T45" style:parent-style-name="DefaultParagraphFont" style:family="text">
      <style:text-properties fo:font-weight="normal" style:font-weight-asian="normal" fo:font-style="italic" style:font-style-asian="italic"/>
    </style:style>
    <style:style style:name="P46" style:parent-style-name="Heading3" style:family="paragraph">
      <style:paragraph-properties fo:border="0in solid #FFFFFF" fo:padding="0.4305in" style:shadow="#000000 0in 0in"/>
    </style:style>
    <style:style style:name="P47" style:parent-style-name="Heading1" style:family="paragraph">
      <style:paragraph-properties fo:border="0in solid #FFFFFF" fo:padding="0.4305in" style:shadow="#000000 0in 0in"/>
    </style:style>
    <style:style style:name="P48" style:parent-style-name="Heading2" style:family="paragraph">
      <style:paragraph-properties fo:border="0in solid #FFFFFF" fo:padding="0.4305in" style:shadow="#000000 0in 0in"/>
    </style:style>
    <style:style style:name="P49" style:parent-style-name="Normal" style:family="paragraph">
      <style:paragraph-properties fo:margin-top="0in" fo:line-height="100%"/>
    </style:style>
    <style:style style:name="P50" style:parent-style-name="Normal" style:family="paragraph">
      <style:paragraph-properties fo:margin-top="0in" fo:line-height="100%"/>
    </style:style>
    <style:style style:name="P51" style:parent-style-name="Normal" style:family="paragraph">
      <style:paragraph-properties fo:margin-top="0in" fo:line-height="100%"/>
    </style:style>
    <style:style style:name="P52" style:parent-style-name="Normal" style:family="paragraph">
      <style:paragraph-properties fo:margin-top="0in" fo:line-height="100%"/>
    </style:style>
    <style:style style:name="P53" style:parent-style-name="Normal" style:family="paragraph">
      <style:paragraph-properties fo:margin-top="0in" fo:line-height="100%"/>
    </style:style>
    <style:style style:name="P54" style:parent-style-name="Normal" style:family="paragraph">
      <style:paragraph-properties fo:margin-top="0.1666in" fo:margin-bottom="0.1666in" fo:line-height="100%" fo:margin-right="0in"/>
      <style:text-properties style:font-name="Raleway" style:font-name-asian="Raleway" style:font-name-complex="Raleway" fo:font-weight="bold" style:font-weight-asian="bold" fo:font-size="10pt" style:font-size-asian="10pt" style:font-size-complex="10pt"/>
    </style:style>
    <style:style style:name="P55" style:parent-style-name="Normal" style:family="paragraph">
      <style:paragraph-properties fo:margin-top="0in" fo:line-height="100%"/>
    </style:style>
    <style:style style:name="P56" style:parent-style-name="Normal" style:family="paragraph">
      <style:paragraph-properties fo:margin-top="0in" fo:line-height="100%"/>
    </style:style>
    <style:style style:name="P57" style:parent-style-name="Normal" style:family="paragraph">
      <style:paragraph-properties fo:margin-top="0in" fo:line-height="100%"/>
    </style:style>
    <style:style style:name="P58" style:parent-style-name="Normal" style:family="paragraph">
      <style:paragraph-properties fo:margin-top="0in" fo:line-height="100%"/>
      <style:text-properties style:font-name="Raleway" style:font-name-asian="Raleway" style:font-name-complex="Raleway" fo:font-size="10pt" style:font-size-asian="10pt" style:font-size-complex="10pt"/>
    </style:style>
    <style:style style:name="TableCell59" style:family="table-cell">
      <style:table-cell-properties fo:border="none" style:writing-mode="lr-tb" fo:padding-top="0.1in" fo:padding-left="0.1in" fo:padding-bottom="0.1in" fo:padding-right="0.1in"/>
    </style:style>
    <style:style style:name="P60" style:parent-style-name="Heading1" style:family="paragraph">
      <style:paragraph-properties fo:border="0in solid #FFFFFF" fo:padding="0.4305in" style:shadow="#000000 0in 0in"/>
    </style:style>
    <style:style style:name="P61" style:parent-style-name="Normal" style:family="paragraph">
      <style:paragraph-properties fo:border="0in solid #FFFFFF" fo:padding="0.4305in" style:shadow="#000000 0in 0in"/>
    </style:style>
    <style:style style:name="P62" style:parent-style-name="Normal" style:family="paragraph">
      <style:paragraph-properties fo:border="0in solid #FFFFFF" fo:padding="0.4305in" style:shadow="#000000 0in 0in"/>
    </style:style>
    <style:style style:name="P63" style:parent-style-name="Heading1" style:family="paragraph">
      <style:paragraph-properties fo:border="0in solid #FFFFFF" fo:padding="0.4305in" style:shadow="#000000 0in 0in"/>
    </style:style>
    <style:style style:name="P64" style:parent-style-name="Normal" style:family="paragraph">
      <style:paragraph-properties fo:border="0in solid #FFFFFF" fo:padding="0.4305in" style:shadow="#000000 0in 0in" fo:margin-top="0.2222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x8fm1uorkbaw"/><text:bookmark-end text:name="_x8fm1uorkbaw"/>Luke Armstrong</text:p>
            <text:p text:style-name="P8"><text:bookmark-start text:name="_ymi089liagec"/><text:bookmark-end text:name="_ymi089liagec"/>Bachelor of Science majoring in Computer Science, Waikato University</text:p>
          </table:table-cell>
          <table:table-cell table:style-name="TableCell9">
            <text:p text:style-name="P10">11 Sunbrae Grove, Mt Maunganui</text:p>
            <text:p text:style-name="P11">Tauranga, 3116</text:p>
            <text:p text:style-name="P12">(+64) 278500472</text:p>
            <text:p text:style-name="P13">Ltarmstrong96@gmail.com</text:p>
          </table:table-cell>
        </table:table-row>
        <table:table-row table:style-name="TableRow14">
          <table:table-cell table:style-name="TableCell15">
            <text:h text:style-name="Heading1" text:outline-level="1"><text:bookmark-start text:name="_c0ok0q2itl9p"/><text:bookmark-end text:name="_c0ok0q2itl9p"/>ABOUT</text:h>
            <text:p text:style-name="P16">A passionate, curious and enthusiastic individual who is always looking to dive into exciting challenges and new surroundings. I’m interested in<text:s/>quality assurance,<text:s/>full-stack development, backend development, mobile development, UX design, and web development. I’m currently in search of a long-term software development role in a company with a vibrant culture.</text:p>
            <text:h text:style-name="P17" text:outline-level="1"><text:bookmark-start text:name="_j1cq5khzqscr"/><text:bookmark-end text:name="_j1cq5khzqscr"/>EXPERIENCE</text:h>
            <text:h text:style-name="P18" text:outline-level="2"><text:bookmark-start text:name="_rfgvkg2ifhfd"/><text:bookmark-end text:name="_rfgvkg2ifhfd"/>Nyriad,<text:s/><text:span text:style-name="T19">Cambridge, NZ —<text:s/></text:span><text:span text:style-name="T20">Software Developer</text:span></text:h>
            <text:h text:style-name="P21" text:outline-level="3"><text:bookmark-start text:name="_n64fgzu3lwuy"/><text:bookmark-end text:name="_n64fgzu3lwuy"/>NOV 2018<text:s/>–<text:s/>DEC 2019</text:h>
            <text:p text:style-name="P22">I joined the company, fresh out of University, while they were beginning their transition from a start-up to a growth-stage company. I’ve had hands-on experience with a range of skills including agile methodology, full-stack development, DevOps and UX development in my multiple roles at Nyriad. I mostly used C++, Golang, and Python in this role.</text:p>
            <text:h text:style-name="P23" text:outline-level="2"><text:bookmark-start text:name="_wj0puh61kxsr"/><text:bookmark-end text:name="_wj0puh61kxsr"/>Nyriad,<text:s/><text:span text:style-name="T24">Cambridge, NZ —<text:s/></text:span><text:span text:style-name="T25">Software Development Intern</text:span></text:h>
            <text:h text:style-name="P26" text:outline-level="3"><text:bookmark-start text:name="_8hk593fs3sag"/><text:bookmark-end text:name="_8hk593fs3sag"/>AUG 2018 - NOV 2018</text:h>
            <text:p text:style-name="P27">Interning at Nyriad I did rotations on IT, quality assurance<text:s/>(QA)<text:s/>and software development. I had to self teach myself C++, CUDA as well as self-manage my working hours and project delivery.</text:p>
            <text:h text:style-name="P28" text:outline-level="2"><text:bookmark-start text:name="_1hxcpsc1hco2"/><text:bookmark-end text:name="_1hxcpsc1hco2"/>Domino’s, Mt Maunganui, NZ<text:s/><text:span text:style-name="T29">—<text:s/></text:span><text:span text:style-name="T30">Delivery Expert,</text:span><text:span text:style-name="T31"><text:s/></text:span><text:span text:style-name="T32">Shift Runner</text:span></text:h>
            <text:h text:style-name="P33" text:outline-level="3"><text:bookmark-start text:name="_ybypdmed418m"/><text:bookmark-end text:name="_ybypdmed418m"/>NOV 2013 - FEB 2015</text:h>
            <text:p text:style-name="P34">While in high school I worked as a delivery driver for the fast-food pizza store Dominos. Within 9 months I was promoted to a weekend shift runner, giving me a fast-paced, teamwork driven work environment to grow in. <text:s/></text:p>
            <text:h text:style-name="P35" text:outline-level="1"><text:bookmark-start text:name="_yk8luflkpwij"/><text:bookmark-end text:name="_yk8luflkpwij"/></text:h>
            <text:h text:style-name="P36" text:outline-level="1"><text:bookmark-start text:name="_c40ezfr7o6ne"/><text:bookmark-end text:name="_c40ezfr7o6ne"/></text:h>
            <text:p text:style-name="P37"/>
            <text:p text:style-name="P38"/>
            <text:p text:style-name="P39"/>
            <text:p text:style-name="P40"/>
            <text:h text:style-name="P41" text:outline-level="1"><text:bookmark-start text:name="_1q0sxvjm4bvc"/><text:bookmark-end text:name="_1q0sxvjm4bvc"/></text:h>
            <text:soft-page-break/>
            <text:h text:style-name="P42" text:outline-level="1">EDUCATION</text:h>
            <text:h text:style-name="P43" text:outline-level="2"><text:bookmark-start text:name="_6wymnhinx9q5"/><text:bookmark-end text:name="_6wymnhinx9q5"/>University of Waikato,<text:s/><text:span text:style-name="T44">Hamilton, NZ —<text:s/></text:span><text:span text:style-name="T45">BSc Majoring in Computer Science</text:span></text:h>
            <text:h text:style-name="P46" text:outline-level="3"><text:bookmark-start text:name="_7vtcyzeczjot"/><text:bookmark-end text:name="_7vtcyzeczjot"/>FEB 2015 - NOV 2018</text:h>
            <text:h text:style-name="P47" text:outline-level="1"><text:bookmark-start text:name="_jhv78pp9wtzd"/><text:bookmark-end text:name="_jhv78pp9wtzd"/>UNIVERSITY PROJECTS</text:h>
            <text:h text:style-name="P48" text:outline-level="2"><text:bookmark-start text:name="_vm051rmyhoww"/><text:bookmark-end text:name="_vm051rmyhoww"/>API Orientated Website</text:h>
            <text:p text:style-name="P49">Used a range of APIs to create an interactive Google Maps search function languages include JavaScript, PHP, CSS, AJAX, and SQL.</text:p>
            <text:h text:style-name="Heading2" text:outline-level="2"><text:bookmark-start text:name="_coioh7pppt60"/><text:bookmark-end text:name="_coioh7pppt60"/>Olympic Themed Database</text:h>
            <text:p text:style-name="P50">Built a database and program to provide users with a wide range of information about previous Olympic games. Languages included C# and SQL.</text:p>
            <text:h text:style-name="Heading2" text:outline-level="2"><text:bookmark-start text:name="_e0eo0cwbiym3"/><text:bookmark-end text:name="_e0eo0cwbiym3"/>Computer Vision Application</text:h>
            <text:p text:style-name="P51">Created an artificial intelligence program that detects the contents of a picture and compares it to other images to score how similar they are using Clojure, a general-purpose programming language</text:p>
            <text:h text:style-name="Heading2" text:outline-level="2"><text:bookmark-start text:name="_1bvhbsa8yizw"/><text:bookmark-end text:name="_1bvhbsa8yizw"/>Interactive Business Website Prototype</text:h>
            <text:p text:style-name="P52">Developed a simple interactive website prototype based on delivering cryptocurrency news to a targeted user.</text:p>
            <text:p text:style-name="P53">Used a range of Human-Computer Interaction techniques with Proto.io to develop an instinctive, easy to use and fluid prototype</text:p>
            <text:h text:style-name="Heading1" text:outline-level="1"><text:bookmark-start text:name="_qhvvgs5d1su4"/><text:bookmark-end text:name="_qhvvgs5d1su4"/>REFERENCES</text:h>
            <text:p text:style-name="P54">Bernard Setz <text:s text:c="45"/>Dominic Azaris</text:p>
            <text:p text:style-name="P55">Scrum Master, Nyriad <text:s text:c="45"/>Product Owner, Nyriad</text:p>
            <text:p text:style-name="P56">Mobile: +642 192 522 <text:s text:c="45"/>Mobile: <text:s/>+61458388018</text:p>
            <text:p text:style-name="P57">bernard.setz@gmail.com <text:s text:c="37"/><text:s text:c="2"/><text:a xlink:href="mailto:dominic.azaris@outlook.com" office:target-frame-name="_top" xlink:show="replace"><text:span text:style-name="Hyperlink">dominic.azaris@outlook.com</text:span></text:a><text:s text:c="47"/><text:tab/><text:s text:c="9"/></text:p>
            <text:p text:style-name="P58"/>
          </table:table-cell>
          <table:table-cell table:style-name="TableCell59">
            <text:h text:style-name="P60" text:outline-level="1"><text:bookmark-start text:name="_ca0awj8022e2"/><text:bookmark-end text:name="_ca0awj8022e2"/><text:soft-page-break/>SKILLS</text:h>
            <text:p text:style-name="P61">Storage, Git, Linux, CMake, Testing &amp; Automation<text:s/>(QA), CI/CD, Python, Computer Hardware, Bash, CUDA, Jenkins, MaaS, UX development methodologies</text:p>
            <text:p text:style-name="P62">Agile methodologies, Scrum Master training, Prometheus, Grafana, Atlassian</text:p>
            <text:h text:style-name="P63" text:outline-level="1"><text:bookmark-start text:name="_cxxkes25b26"/><text:bookmark-end text:name="_cxxkes25b26"/>LANGUAGES</text:h>
            <text:p text:style-name="P64">C/C++, C#, Python, Bash, Golang, HTML/CSS, JS, PHP, SQL, Assembly, Unreal Engine, Clojure</text:p>
          </table:table-cell>
        </table:table-row>
      </table:table>
      <text:h text:style-name="Heading1" text:outline-level="1"><text:bookmark-start text:name="_k52efig8kafc"/><text:bookmark-end text:name="_k52efig8kafc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erriweather" svg:font-family="Merriweather" style:font-family-generic="system"/>
    <style:font-face style:name="Open Sans" svg:font-family="Open Sans" style:font-family-generic="system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Raleway" svg:font-family="Raleway" style:font-family-generic="swiss" style:font-pitch="variable" svg:panose-1="2 11 5 3 3 1 1 6 0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833in" fo:line-height="130%" fo:margin-right="0.2083in" fo:background-color="transparent" style:tab-stop-distance="0.5in"/>
      <style:text-properties style:font-name="Merriweather" style:font-name-asian="Merriweather" style:font-name-complex="Merriweathe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666666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en" style:language-asian="en" style:country-asian="NZ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4166in" fo:line-height="100%"/>
      <style:text-properties style:font-name="Open Sans" style:font-name-asian="Open Sans" style:font-name-complex="Open Sans" fo:font-weight="bold" style:font-weight-asian="bold" fo:color="#2079C7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222in" fo:line-height="100%"/>
      <style:text-properties fo:font-weight="bold" style:font-weight-asian="bold" fo:color="#000000" fo:font-size="11pt" style:font-size-asian="11pt" style:font-size-complex="11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694in" fo:margin-bottom="0.0694in" fo:line-height="100%"/>
      <style:text-properties style:font-name="Open Sans" style:font-name-asian="Open Sans" style:font-name-complex="Open Sans" fo:font-size="8pt" style:font-size-asian="8pt" style:font-size-complex="8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top="0in" fo:margin-bottom="0.0833in" fo:line-height="100%"/>
      <style:text-properties fo:font-weight="bold" style:font-weight-asian="bold" fo:color="#000000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margin-top="0in" fo:line-height="115%"/>
      <style:text-properties style:font-name="Open Sans" style:font-name-asian="Open Sans" style:font-name-complex="Open Sans" fo:color="#000000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5in" fo:page-height="11in" style:print-orientation="portrait" fo:margin-top="0.4in" fo:margin-left="0.5993in" fo:margin-bottom="0.5993in" fo:margin-right="0.5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k</meta:initial-creator>
    <dc:creator>Luke Armstrong</dc:creator>
    <meta:creation-date>2020-07-07T07:49:00Z</meta:creation-date>
    <dc:date>2020-07-07T07:50:00Z</dc:date>
    <meta:template xlink:href="Normal" xlink:type="simple"/>
    <meta:editing-cycles>2</meta:editing-cycles>
    <meta:editing-duration>PT60S</meta:editing-duration>
    <meta:document-statistic meta:page-count="2" meta:paragraph-count="6" meta:word-count="485" meta:character-count="3249" meta:row-count="23" meta:non-whitespace-character-count="2770"/>
  </office:meta>
</office:document-meta>
</file>